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6f36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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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1T14:15:07.139784945</meta:creation-date>
    <dc:date>2022-11-22T09:38:39.025229183</dc:date>
    <meta:editing-duration>PT23M5S</meta:editing-duration>
    <meta:editing-cycles>4</meta:editing-cycles>
    <meta:generator>LibreOffice/7.3.6.2$Linux_X86_64 LibreOffice_project/30$Build-2</meta:generator>
    <meta:document-statistic meta:table-count="0" meta:image-count="0" meta:object-count="0" meta:page-count="1" meta:paragraph-count="1" meta:word-count="1" meta:character-count="40" meta:non-whitespace-character-count="40"/>
  </office:meta>
</office:document-meta>
</file>